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8f378"/>
    </style:style>
    <style:style style:name="P2" style:family="paragraph" style:parent-style-name="Text_20_body">
      <style:paragraph-properties fo:text-align="start" style:justify-single-word="false"/>
      <style:text-properties style:font-name="Nimbus Sans" fo:font-size="20pt" officeooo:paragraph-rsid="0008f378" style:font-size-asian="20pt" style:font-size-complex="20pt"/>
    </style:style>
    <style:style style:name="P3" style:family="paragraph" style:parent-style-name="Text_20_body">
      <style:text-properties officeooo:paragraph-rsid="000c312e"/>
    </style:style>
    <style:style style:name="T1" style:family="text">
      <style:text-properties officeooo:rsid="0008f378"/>
    </style:style>
    <style:style style:name="T2" style:family="text">
      <style:text-properties style:font-name="Nimbus Sans" fo:font-size="16pt" style:font-size-asian="16pt" style:font-size-complex="16pt"/>
    </style:style>
    <style:style style:name="T3" style:family="text">
      <style:text-properties style:font-name="Nimbus Sans" fo:font-size="16pt" officeooo:rsid="000abeb9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itre 0 – Alphabet letton</text:h>
      <text:p text:style-name="Text_20_body"/>
      <text:p text:style-name="P3"><text:span text:style-name="T2">L’alphabet letton comporte 33 lettres. Il comp</text:span><text:span text:style-name="T3">te</text:span><text:span text:style-name="T2"> les lettres ayant des accents. </text:span><text:span text:style-name="T3">O</text:span><text:span text:style-name="T2">n y retrouve ainsi <text:s text:c="2"/>-A et -Ā.</text:span></text:p>
      <text:p text:style-name="Text_20_body"><text:span text:style-name="T2"/></text:p>
      <text:p text:style-name="P2">A<text:tab/>a<text:tab/><text:tab/><text:tab/><text:tab/><text:tab/></text:p>
      <text:p text:style-name="P2">Ā<text:tab/>ā</text:p>
      <text:p text:style-name="P2">B<text:tab/>b</text:p>
      <text:p text:style-name="P2">C<text:tab/>c</text:p>
      <text:p text:style-name="P2">Č<text:tab/>č</text:p>
      <text:p text:style-name="P2">D<text:tab/>d</text:p>
      <text:p text:style-name="P2"><text:span text:style-name="T1">E<text:tab/></text:span>e</text:p>
      <text:p text:style-name="P2">Ē<text:tab/>ē</text:p>
      <text:p text:style-name="P2">F<text:tab/>f</text:p>
      <text:p text:style-name="P2">G<text:tab/>g</text:p>
      <text:p text:style-name="P2">Ģ<text:tab/>ģ</text:p>
      <text:p text:style-name="P2">H<text:tab/>h</text:p>
      <text:p text:style-name="P2">I<text:tab/>I</text:p>
      <text:p text:style-name="P2">Ī<text:tab/>ī</text:p>
      <text:p text:style-name="P2">J<text:tab/>j</text:p>
      <text:p text:style-name="P2">K<text:tab/>k</text:p>
      <text:p text:style-name="P2">Ķ<text:tab/>ķ</text:p>
      <text:p text:style-name="P2">L<text:tab/>l</text:p>
      <text:p text:style-name="P2">Ļ<text:tab/>ļ</text:p>
      <text:p text:style-name="P2">M<text:tab/>m</text:p>
      <text:p text:style-name="P2">N<text:tab/>n</text:p>
      <text:p text:style-name="P2">Ņ<text:tab/>ņ</text:p>
      <text:p text:style-name="P2">O<text:tab/>o</text:p>
      <text:p text:style-name="P2">P<text:tab/>p</text:p>
      <text:p text:style-name="P2">R<text:tab/>r</text:p>
      <text:p text:style-name="P2">S<text:tab/>s</text:p>
      <text:p text:style-name="P2">Š<text:tab/>š</text:p>
      <text:p text:style-name="P2">T<text:tab/>t</text:p>
      <text:p text:style-name="P2">U<text:tab/>u</text:p>
      <text:p text:style-name="P2">Ū<text:tab/>ū</text:p>
      <text:p text:style-name="P2">V<text:tab/>v</text:p>
      <text:p text:style-name="P2">Z<text:tab/>z</text:p>
      <text:p text:style-name="P2">Ž<text:tab/>ž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31:09.455060458</meta:creation-date>
    <dc:date>2023-11-29T10:38:34.587369370</dc:date>
    <meta:editing-duration>PT7M23S</meta:editing-duration>
    <meta:editing-cycles>3</meta:editing-cycles>
    <meta:generator>LibreOffice/7.6.3.2$Linux_X86_64 LibreOffice_project/60$Build-2</meta:generator>
    <meta:document-statistic meta:table-count="0" meta:image-count="0" meta:object-count="0" meta:page-count="1" meta:paragraph-count="35" meta:word-count="89" meta:character-count="243" meta:non-whitespace-character-count="181"/>
  </office:meta>
</office:document-meta>
</file>